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7c120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8c9298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92f690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92f69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7a67f3"/>
    </style:style>
    <style:style style:name="T2" style:family="text">
      <style:text-properties officeooo:rsid="00551cd5"/>
    </style:style>
    <style:style style:name="T3" style:family="text">
      <style:text-properties officeooo:rsid="00619fe4"/>
    </style:style>
    <style:style style:name="T4" style:family="text">
      <style:text-properties officeooo:rsid="006476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99d87" style:font-weight-asian="bold" style:font-weight-complex="bold"/>
    </style:style>
    <style:style style:name="T7" style:family="text">
      <style:text-properties fo:font-weight="bold" officeooo:rsid="007c1203" style:font-weight-asian="bold" style:font-weight-complex="bold"/>
    </style:style>
    <style:style style:name="T8" style:family="text">
      <style:text-properties fo:font-weight="bold" officeooo:rsid="0092f690" style:font-weight-asian="bold" style:font-weight-complex="bold"/>
    </style:style>
    <style:style style:name="T9" style:family="text">
      <style:text-properties officeooo:rsid="0067f5c5"/>
    </style:style>
    <style:style style:name="T10" style:family="text">
      <style:text-properties officeooo:rsid="00699d87"/>
    </style:style>
    <style:style style:name="T11" style:family="text">
      <style:text-properties officeooo:rsid="006a90d1"/>
    </style:style>
    <style:style style:name="T12" style:family="text">
      <style:text-properties officeooo:rsid="00702a5a"/>
    </style:style>
    <style:style style:name="T13" style:family="text">
      <style:text-properties fo:font-weight="normal" officeooo:rsid="0075f154" style:font-weight-asian="normal" style:font-weight-complex="normal"/>
    </style:style>
    <style:style style:name="T14" style:family="text">
      <style:text-properties fo:font-weight="normal" officeooo:rsid="0092f690" style:font-weight-asian="normal" style:font-weight-complex="normal"/>
    </style:style>
    <style:style style:name="T15" style:family="text">
      <style:text-properties fo:font-weight="normal" officeooo:rsid="00940237" style:font-weight-asian="normal" style:font-weight-complex="normal"/>
    </style:style>
    <style:style style:name="T16" style:family="text">
      <style:text-properties fo:font-weight="normal" officeooo:rsid="0094eea6" style:font-weight-asian="normal" style:font-weight-complex="normal"/>
    </style:style>
    <style:style style:name="T17" style:family="text">
      <style:text-properties fo:font-weight="normal" officeooo:rsid="009992d1" style:font-weight-asian="normal" style:font-weight-complex="normal"/>
    </style:style>
    <style:style style:name="T18" style:family="text">
      <style:text-properties fo:font-weight="normal" officeooo:rsid="0099ad0e" style:font-weight-asian="normal" style:font-weight-complex="normal"/>
    </style:style>
    <style:style style:name="T19" style:family="text">
      <style:text-properties officeooo:rsid="00795062"/>
    </style:style>
    <style:style style:name="T20" style:family="text">
      <style:text-properties officeooo:rsid="007bda92"/>
    </style:style>
    <style:style style:name="T21" style:family="text">
      <style:text-properties officeooo:rsid="007c1203"/>
    </style:style>
    <style:style style:name="T22" style:family="text">
      <style:text-properties officeooo:rsid="007db1b9"/>
    </style:style>
    <style:style style:name="T23" style:family="text">
      <style:text-properties officeooo:rsid="007f0424"/>
    </style:style>
    <style:style style:name="T24" style:family="text">
      <style:text-properties officeooo:rsid="007ff99c"/>
    </style:style>
    <style:style style:name="T25" style:family="text">
      <style:text-properties officeooo:rsid="008464e1"/>
    </style:style>
    <style:style style:name="T26" style:family="text">
      <style:text-properties officeooo:rsid="0089b1c7"/>
    </style:style>
    <style:style style:name="T27" style:family="text">
      <style:text-properties officeooo:rsid="008a77da"/>
    </style:style>
    <style:style style:name="T28" style:family="text">
      <style:text-properties officeooo:rsid="008c2de6"/>
    </style:style>
    <style:style style:name="T29" style:family="text">
      <style:text-properties officeooo:rsid="009025f4"/>
    </style:style>
    <style:style style:name="T30" style:family="text">
      <style:text-properties officeooo:rsid="0090f41d"/>
    </style:style>
    <style:style style:name="T31" style:family="text">
      <style:text-properties officeooo:rsid="0092f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20">02/</text:span>01– MONTAG</text:p>
          </table:table-cell>
          <table:table-cell table:style-name="Table1.A2" office:value-type="string">
            <text:p text:style-name="P19"><text:span text:style-name="T7">SONSTIGES: </text:span><text:span text:style-name="T21">Vortrag gehalten und Vorträge angehört.</text:span></text:p>
            <text:p text:style-name="P19"><text:span text:style-name="T5">AZUBIRUNDE:</text:span> Nichts <text:span text:style-name="T9">N</text:span>ennenswertes.</text:p>
          </table:table-cell>
          <table:table-cell table:style-name="Table1.A2" office:value-type="string">
            <text:p text:style-name="P6">0<text:span text:style-name="T3">658</text:span> – 1<text:span text:style-name="T22">62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20">2/02</text:span> – DIENSTAG</text:p>
          </table:table-cell>
          <table:table-cell table:style-name="Table1.A2" office:value-type="string">
            <text:p text:style-name="P17"><text:span text:style-name="T5">CISCO:</text:span> <text:span text:style-name="T10">Chapter</text:span> <text:span text:style-name="T24">5 erneut</text:span> gelesen.</text:p>
            <text:p text:style-name="P22"><text:span text:style-name="T8">SCHULE: </text:span><text:span text:style-name="T11">An Präsentationen für Schule gearbeitet.</text:span></text:p>
          </table:table-cell>
          <table:table-cell table:style-name="Table1.A2" office:value-type="string">
            <text:p text:style-name="P7">0<text:span text:style-name="T23">658</text:span> – <text:span text:style-name="T4">1542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20">2/03</text:span> – MITTWOCH</text:p>
          </table:table-cell>
          <table:table-cell table:style-name="Table1.A2" office:value-type="string">
            <text:p text:style-name="P20"><text:span text:style-name="T5">CISCO</text:span><text:span text:style-name="T6">:</text:span> <text:span text:style-name="T28">Chapter 6 gelesen.</text:span></text:p>
            <text:p text:style-name="P20"><text:span text:style-name="T28">Chapter</text:span> <text:span text:style-name="T25">5 + 6 Examen durchlaufen</text:span>.</text:p>
            <text:p text:style-name="P21"><text:span text:style-name="T8">SCHULE: </text:span><text:span text:style-name="T11">ITS Präsentation vorbereitet</text:span>.</text:p>
          </table:table-cell>
          <table:table-cell table:style-name="Table1.A2" office:value-type="string">
            <text:p text:style-name="P9">0<text:span text:style-name="T4">659</text:span> – <text:span text:style-name="T4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20">2/04</text:span> – DONNERSTAG</text:p>
          </table:table-cell>
          <table:table-cell table:style-name="Table1.A2" office:value-type="string">
            <text:p text:style-name="P18"><text:span text:style-name="T5">CISCO:</text:span> <text:span text:style-name="T27">Chapter 7 gelesen.</text:span></text:p>
            <text:p text:style-name="P18"><text:span text:style-name="T5">SONSTIGES:</text:span> <text:span text:style-name="T26">Laptop für Lync/Sky vorbereitet.</text:span></text:p>
          </table:table-cell>
          <table:table-cell table:style-name="Table1.A2" office:value-type="string">
            <text:p text:style-name="P9">0<text:span text:style-name="T29">700 </text:span>– <text:span text:style-name="T12">15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20">2/05</text:span> – FREITAG</text:p>
          </table:table-cell>
          <table:table-cell table:style-name="Table1.A2" office:value-type="string">
            <text:p text:style-name="P23">CISCO: <text:span text:style-name="T13">Chapter </text:span><text:span text:style-name="T18">8 gelesen</text:span><text:span text:style-name="T13">.</text:span></text:p>
            <text:p text:style-name="P24">SONSTIGES: <text:span text:style-name="T14">An Lync/Sky Projekt gearbeitet – </text:span><text:span text:style-name="T15">Programme installiert.</text:span></text:p>
            <text:p text:style-name="P24"><text:span text:style-name="T31">SCHULE:</text:span> <text:span text:style-name="T14">An </text:span><text:span text:style-name="T17">ITS Präsentation gearbeitet.</text:span></text:p>
          </table:table-cell>
          <table:table-cell table:style-name="Table1.A2" office:value-type="string">
            <text:p text:style-name="P9">0<text:span text:style-name="T30">658</text:span> – <text:span text:style-name="T19">1504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1">01</text:span> – 2016/0<text:span text:style-name="MT1">2</text:span>/<text:span text:style-name="MT1">05</text:span></text:p>
            </table:table-cell>
            <table:covered-table-cell/>
            <table:table-cell table:style-name="Table5.C2" office:value-type="string">
              <text:p text:style-name="MP3"><text:span text:style-name="MT2">KW 06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36M56S</meta:editing-duration>
    <meta:editing-cycles>104</meta:editing-cycles>
    <meta:generator>LibreOffice/5.1.0.3$Linux_X86_64 LibreOffice_project/10m0$Build-3</meta:generator>
    <dc:title>Header Schule</dc:title>
    <dc:date>2016-02-15T07:50:40.183955600</dc:date>
    <meta:print-date>2016-01-25T08:40:47.507558524</meta:print-date>
    <meta:document-statistic meta:table-count="6" meta:image-count="0" meta:object-count="0" meta:page-count="2" meta:paragraph-count="39" meta:word-count="106" meta:character-count="840" meta:non-whitespace-character-count="762"/>
    <meta:template xlink:type="simple" xlink:actuate="onRequest" xlink:title="Header Schule" xlink:href="../../../../../.config/libreoffice/4/user/template/Header%20Schule.ott" meta:date="2015-10-18T17:09:17.317328296"/>
  </office:meta>
</office:document-meta>
</file>